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7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556cm" svg:height="1.016cm" svg:x="5.826cm" svg:y="4.302cm">
          <text:p text:style-name="P1"><text:span text:style-name="T1">Learner profile</text:span></text:p>
        </draw:rect>
        <draw:rect draw:style-name="gr1" draw:text-style-name="P2" xml:id="id2" draw:id="id2" draw:layer="layout" svg:width="3.556cm" svg:height="1.016cm" svg:x="5.826cm" svg:y="7.002cm">
          <text:p text:style-name="P1"><text:span text:style-name="T1">Learner model</text:span></text:p>
        </draw:rect>
        <draw:connector draw:style-name="gr2" draw:text-style-name="P1" xml:id="id4" draw:id="id4" draw:layer="layout" draw:type="line" svg:x1="7.604cm" svg:y1="5.318cm" svg:x2="7.604cm" svg:y2="7.002cm" draw:start-shape="id1" draw:start-glue-point="2" draw:end-shape="id2" draw:end-glue-point="0" svg:d="M7604 5318v1684">
          <text:p/>
        </draw:connector>
        <draw:frame draw:style-name="gr3" draw:text-style-name="P3" xml:id="id3" draw:id="id3" draw:layer="layout" svg:width="3.203cm" svg:height="0.772cm" svg:x="10.144cm" svg:y="5.78cm">
          <draw:text-box>
            <text:p><text:span text:style-name="T1">User modeling</text:span></text:p>
          </draw:text-box>
        </draw:frame>
        <draw:connector draw:style-name="gr2" draw:text-style-name="P1" draw:layer="layout" draw:type="line" svg:x1="10.144cm" svg:y1="6.166cm" svg:x2="7.604cm" svg:y2="6.16cm" draw:start-shape="id3" draw:start-glue-point="3" draw:end-shape="id4" draw:end-glue-point="0" svg:d="M10144 6166l-2540-6">
          <text:p/>
        </draw:connector>
        <draw:connector draw:style-name="gr2" draw:text-style-name="P1" draw:layer="layout" draw:type="line" svg:x1="7.604cm" svg:y1="8.018cm" svg:x2="7.609cm" svg:y2="9.663cm" draw:start-shape="id2" draw:start-glue-point="2" draw:end-shape="id5" draw:end-glue-point="0" svg:d="M7604 8018l5 1645">
          <text:p/>
        </draw:connector>
        <draw:frame draw:style-name="gr3" draw:text-style-name="P3" xml:id="id5" draw:id="id5" draw:layer="layout" svg:width="3.512cm" svg:height="0.772cm" svg:x="5.853cm" svg:y="9.663cm">
          <draw:text-box>
            <text:p><text:span text:style-name="T1">Adaptive effects</text:span></text:p>
          </draw:text-box>
        </draw:frame>
        <draw:frame draw:style-name="gr4" draw:text-style-name="P3" draw:layer="layout" svg:width="2.204cm" svg:height="0.772cm" svg:x="10.243cm" svg:y="8.442cm">
          <draw:text-box>
            <text:p><text:span text:style-name="T1">Adapting</text:span></text:p>
          </draw:text-box>
        </draw:frame>
        <draw:line draw:style-name="gr2" draw:text-style-name="P1" draw:layer="layout" svg:x1="10.144cm" svg:y1="8.849cm" svg:x2="7.604cm" svg:y2="8.8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16:10:37.65</meta:creation-date>
    <dc:date>2014-09-16T16:50:15.21</dc:date>
    <dc:creator>Loc Nguyen</dc:creator>
    <meta:editing-duration>PT19M19S</meta:editing-duration>
    <meta:editing-cycles>6</meta:editing-cycles>
    <meta:generator>OpenOffice/4.1.0$Win32 OpenOffice.org_project/410m18$Build-9764</meta:generator>
    <meta:document-statistic meta:object-count="9"/>
  </office:meta>
</office:document-meta>
</file>